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15cm"/>
    </style:style>
    <style:style style:name="gr3" style:family="graphic" style:parent-style-name="standard">
      <style:graphic-properties draw:stroke="none" svg:stroke-color="#ed1c24" draw:fill="none" draw:fill-color="#ed1c24" draw:textarea-horizontal-align="left" draw:auto-grow-height="true" draw:auto-grow-width="true" fo:min-height="0.712cm" fo:min-width="25.1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0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4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9.3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20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27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6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8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03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8cm"/>
    </style:style>
    <style:style style:name="gr26" style:family="graphic" style:parent-style-name="standard">
      <style:graphic-properties svg:stroke-color="#ed1c24" draw:fill="none" draw:fill-color="#ed1c24" draw:textarea-vertical-align="middle" draw:auto-grow-height="false" fo:min-height="1.61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4.28cm"/>
    </style:style>
    <style:style style:name="gr28" style:family="graphic" style:parent-style-name="standard">
      <style:graphic-properties draw:textarea-horizontal-align="justify" draw:textarea-vertical-align="middle" draw:auto-grow-height="false" fo:min-height="2.241cm" fo:min-width="16.01cm"/>
    </style:style>
    <style:style style:name="gr29" style:family="graphic" style:parent-style-name="standard">
      <style:graphic-properties draw:textarea-horizontal-align="justify" draw:textarea-vertical-align="middle" draw:auto-grow-height="false" fo:min-height="1.074cm" fo:min-width="3.3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84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98cm"/>
    </style:style>
    <style:style style:name="gr35" style:family="graphic" style:parent-style-name="standard">
      <style:graphic-properties draw:stroke="none" draw:fill="none" fo:min-height="1.423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4.072cm"/>
    </style:style>
    <style:style style:name="gr37" style:family="graphic" style:parent-style-name="standard">
      <style:graphic-properties draw:fill-color="#faa61a" draw:textarea-horizontal-align="justify" draw:textarea-vertical-align="middle" draw:auto-grow-height="false" fo:min-height="1.02cm" fo:min-width="1.278cm"/>
    </style:style>
    <style:style style:name="gr38" style:family="graphic" style:parent-style-name="standard">
      <style:graphic-properties draw:stroke="none" draw:fill="none" fo:min-height="2.3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4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2" style:family="graphic" style:parent-style-name="measure">
      <style:graphic-properties draw:textarea-vertical-align="middle"/>
    </style:style>
    <style:style style:name="gr43" style:family="graphic" style:parent-style-name="standard">
      <style:graphic-properties draw:stroke="none" draw:fill="none" fo:min-height="5.12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8.4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6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 draw:fill-color="#ed1c24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ed1c24" fo:font-size="18pt"/>
    </style:style>
    <style:style style:name="P6" style:family="paragraph">
      <loext:graphic-properties draw:fill="none" draw:fill-color="#ed1c24"/>
      <style:paragraph-properties fo:text-align="center"/>
      <style:text-properties fo:color="#ed1c24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faa61a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color="#ce181e" fo:font-size="18pt"/>
    </style:style>
    <style:style style:name="T3" style:family="text">
      <style:text-properties fo:color="#21409a" fo:font-size="18pt"/>
    </style:style>
    <style:style style:name="T4" style:family="text">
      <style:text-properties fo:color="#ed1c24" fo:font-size="18pt"/>
    </style:style>
    <style:style style:name="T5" style:family="text">
      <style:text-properties fo:color="#00aaad" fo:font-size="18pt"/>
    </style:style>
    <style:style style:name="T6" style:family="text">
      <style:text-properties fo:color="#0066b3"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222cm" svg:height="0.962cm" svg:x="0.254cm" svg:y="0.054cm">
          <draw:text-box>
            <text:p><text:span text:style-name="T1">Basic-tutorial-1.c</text:span></text:p>
          </draw:text-box>
        </draw:frame>
        <draw:frame draw:style-name="gr2" draw:text-style-name="P1" draw:layer="layout" svg:width="9.815cm" svg:height="0.962cm" svg:x="1.382cm" svg:y="3.81cm">
          <draw:text-box>
            <text:p><text:span text:style-name="T1">gst_init() <text:s text:c="2"/>// Initialize Gstreamer <text:s/></text:span></text:p>
          </draw:text-box>
        </draw:frame>
        <draw:frame draw:style-name="gr3" draw:text-style-name="P2" draw:layer="layout" svg:width="25.606cm" svg:height="0.962cm" svg:x="1.524cm" svg:y="6.042cm">
          <draw:text-box>
            <text:p><text:span text:style-name="T1">Pipeline = </text:span><text:span text:style-name="T2">gst_parse_launch</text:span><text:span text:style-name="T1">(“</text:span><text:span text:style-name="T2">playbin</text:span><text:span text:style-name="T1"> uri=https://www.free~~~/trailer-480p.webm”, NULL);</text:span></text:p>
          </draw:text-box>
        </draw:frame>
        <draw:frame draw:style-name="gr4" draw:text-style-name="P1" draw:layer="layout" svg:width="18.329cm" svg:height="0.962cm" svg:x="1.361cm" svg:y="5.08cm">
          <draw:text-box>
            <text:p><text:span text:style-name="T1">// build the </text:span><text:span text:style-name="T2">pipeline</text:span><text:span text:style-name="T1"> <text:s/></text:span><text:span text:style-name="T3">(The set of all the interconnected elements)</text:span></text:p>
          </draw:text-box>
        </draw:frame>
        <draw:frame draw:style-name="gr5" draw:text-style-name="P1" draw:layer="layout" svg:width="4.452cm" svg:height="0.962cm" svg:x="1.778cm" svg:y="8.89cm">
          <draw:text-box>
            <text:p><text:span text:style-name="T1">// start playing</text:span></text:p>
          </draw:text-box>
        </draw:frame>
        <draw:frame draw:style-name="gr6" draw:text-style-name="P1" draw:layer="layout" svg:width="17.033cm" svg:height="0.962cm" svg:x="1.956cm" svg:y="9.852cm">
          <draw:text-box>
            <text:p><text:span text:style-name="T1">gst_element_</text:span><text:span text:style-name="T4">set_state </text:span><text:span text:style-name="T1">( pipeline, GST_STATE_</text:span><text:span text:style-name="T4">PLAYING</text:span><text:span text:style-name="T1">);</text:span></text:p>
          </draw:text-box>
        </draw:frame>
        <draw:frame draw:style-name="gr7" draw:text-style-name="P1" draw:layer="layout" svg:width="11.331cm" svg:height="0.962cm" svg:x="1.971cm" svg:y="11.376cm">
          <draw:text-box>
            <text:p><text:span text:style-name="T5">Bus</text:span><text:span text:style-name="T1"> = gst_element_get_bus (pipeline);</text:span></text:p>
          </draw:text-box>
        </draw:frame>
        <draw:frame draw:style-name="gr8" draw:text-style-name="P1" draw:layer="layout" svg:width="6.594cm" svg:height="2.384cm" svg:x="1.382cm" svg:y="1.016cm">
          <draw:text-box>
            <text:p><text:span text:style-name="T1">GstElement *pipeline;</text:span></text:p>
            <text:p><text:span text:style-name="T1">GstBus *bus;</text:span></text:p>
            <text:p><text:span text:style-name="T1">GstMessage *msg;</text:span></text:p>
          </draw:text-box>
        </draw:frame>
        <draw:frame draw:style-name="gr9" draw:text-style-name="P1" draw:layer="layout" svg:width="24.958cm" svg:height="0.962cm" svg:x="1.972cm" svg:y="12.446cm">
          <draw:text-box>
            <text:p><text:span text:style-name="T1">Msg = gst_bus_timed_pop_filtered ( </text:span><text:span text:style-name="T5">bus</text:span><text:span text:style-name="T1">, GST_CLOCK_TIME_NONE, </text:span><text:span text:style-name="T4">ERROR, EOS</text:span><text:span text:style-name="T1"> );</text:span></text:p>
          </draw:text-box>
        </draw:frame>
        <draw:frame draw:style-name="gr10" draw:text-style-name="P1" draw:layer="layout" svg:width="9.815cm" svg:height="1.191cm" svg:x="5.171cm" svg:y="7.166cm">
          <draw:text-box>
            <text:p><text:span text:style-name="T1">:pipeline</text:span><text:span text:style-name="T1">이 단순할 때</text:span><text:span text:style-name="T1">,</text:span></text:p>
          </draw:text-box>
        </draw:frame>
        <draw:frame draw:style-name="gr11" draw:text-style-name="P1" draw:layer="layout" svg:width="15.107cm" svg:height="0.962cm" svg:x="11.938cm" svg:y="7.166cm">
          <draw:text-box>
            <text:p><text:span text:style-name="T1">: pipeline composed of </text:span><text:span text:style-name="T3">single element called playbin</text:span></text:p>
          </draw:text-box>
        </draw:frame>
        <draw:frame draw:style-name="gr12" draw:text-style-name="P1" draw:layer="layout" svg:width="16.707cm" svg:height="0.962cm" svg:x="5.334cm" svg:y="13.541cm">
          <draw:text-box>
            <text:p><text:span text:style-name="T1">: execution will end when the media reaches EOS or error</text:span></text:p>
          </draw:text-box>
        </draw:frame>
        <draw:line draw:style-name="gr13" draw:text-style-name="P3" draw:layer="layout" svg:x1="3.302cm" svg:y1="11.938cm" svg:x2="12.446cm" svg:y2="12.7cm">
          <text:p/>
        </draw:line>
        <draw:line draw:style-name="gr13" draw:text-style-name="P3" draw:layer="layout" svg:x1="3.048cm" svg:y1="6.858cm" svg:x2="10.668cm" svg:y2="9.852cm">
          <text:p/>
        </draw:line>
        <draw:frame draw:style-name="gr14" draw:text-style-name="P1" draw:layer="layout" svg:width="19.027cm" svg:height="0.962cm" svg:x="0cm" svg:y="14.732cm">
          <draw:text-box>
            <text:p><text:span text:style-name="T2">Container</text:span><text:span text:style-name="T1"> : audio, video are stored together inside a container file.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6" draw:text-style-name="P1" draw:layer="layout" svg:width="9.007cm" svg:height="0.962cm" svg:x="0.254cm" svg:y="0.054cm">
          <draw:text-box>
            <text:p><text:span text:style-name="T1">Tutorial2 :Gstreamer concepts</text:span></text:p>
          </draw:text-box>
        </draw:frame>
        <draw:frame draw:style-name="gr1" draw:text-style-name="P1" draw:layer="layout" svg:width="5.222cm" svg:height="0.962cm" svg:x="1.537cm" svg:y="3.302cm">
          <draw:text-box>
            <text:p><text:span text:style-name="T1">gst_init</text:span></text:p>
          </draw:text-box>
        </draw:frame>
        <draw:frame draw:style-name="gr16" draw:text-style-name="P1" draw:layer="layout" svg:width="9.007cm" svg:height="0.962cm" svg:x="0.255cm" svg:y="0.054cm">
          <draw:text-box>
            <text:p><text:span text:style-name="T1">Tutorial2 :Gstreamer concepts</text:span></text:p>
          </draw:text-box>
        </draw:frame>
        <draw:frame draw:style-name="gr17" draw:text-style-name="P1" draw:layer="layout" svg:width="18.464cm" svg:height="0.962cm" svg:x="1.537cm" svg:y="4.318cm">
          <draw:text-box>
            <text:p><text:span text:style-name="T1">Source = </text:span><text:span text:style-name="T6">gst_element_factory_make</text:span><text:span text:style-name="T1"> ( “videotestsrc”, “source” );</text:span></text:p>
          </draw:text-box>
        </draw:frame>
        <draw:frame draw:style-name="gr18" draw:text-style-name="P1" draw:layer="layout" svg:width="17.224cm" svg:height="0.962cm" svg:x="1.537cm" svg:y="5.28cm">
          <draw:text-box>
            <text:p><text:span text:style-name="T1">Sink = gst_element_factory_make (“autovideosink”, “sink” );</text:span></text:p>
          </draw:text-box>
        </draw:frame>
        <draw:frame draw:style-name="gr19" draw:text-style-name="P1" draw:layer="layout" svg:width="20.767cm" svg:height="0.962cm" svg:x="1.585cm" svg:y="6.604cm">
          <draw:text-box>
            <text:p><text:span text:style-name="T1">Pipeline = </text:span><text:span text:style-name="T6">gst_pipeline_new</text:span><text:span text:style-name="T1"> (“test-pipeline”); // create the empty pipeline</text:span></text:p>
          </draw:text-box>
        </draw:frame>
        <draw:frame draw:style-name="gr20" draw:text-style-name="P1" draw:layer="layout" svg:width="11.001cm" svg:height="0.962cm" svg:x="1.524cm" svg:y="1.27cm">
          <draw:text-box>
            <text:p><text:span text:style-name="T1">GstElement *pipeline , *source, *sink;</text:span></text:p>
          </draw:text-box>
        </draw:frame>
        <draw:frame draw:style-name="gr21" draw:text-style-name="P1" draw:layer="layout" svg:width="5.781cm" svg:height="0.962cm" svg:x="1.585cm" svg:y="7.674cm">
          <draw:text-box>
            <text:p><text:span text:style-name="T1">// build the pipeline</text:span></text:p>
          </draw:text-box>
        </draw:frame>
        <draw:frame draw:style-name="gr22" draw:text-style-name="P1" draw:layer="layout" svg:width="26.329cm" svg:height="0.962cm" svg:x="1.585cm" svg:y="8.89cm">
          <draw:text-box>
            <text:p><text:span text:style-name="T1">gst_</text:span><text:span text:style-name="T4">bin_add_</text:span><text:span text:style-name="T1">many (GST_BIN (pipeline), source, sink, NULL); // bin : </text:span><text:span text:style-name="T4">contain</text:span><text:span text:style-name="T1"> other elements</text:span></text:p>
          </draw:text-box>
        </draw:frame>
        <draw:frame draw:style-name="gr23" draw:text-style-name="P1" draw:layer="layout" svg:width="13.558cm" svg:height="2.384cm" svg:x="1.585cm" svg:y="9.96cm">
          <draw:text-box>
            <text:p><text:span text:style-name="T1">If( gst_element_</text:span><text:span text:style-name="T4">link </text:span><text:span text:style-name="T1">( source, sink ) != TRUE ){</text:span></text:p>
            <text:p><text:span text:style-name="T1"><text:s text:c="6"/></text:span><text:span text:style-name="T1">Return -1;</text:span></text:p>
            <text:p><text:span text:style-name="T1">}</text:span></text:p>
          </draw:text-box>
        </draw:frame>
        <draw:frame draw:style-name="gr24" draw:text-style-name="P1" draw:layer="layout" svg:width="21.537cm" svg:height="0.962cm" svg:x="1.585cm" svg:y="12.348cm">
          <draw:text-box>
            <text:p><text:span text:style-name="T1">g_object_</text:span><text:span text:style-name="T4">set</text:span><text:span text:style-name="T1"> ( source, “</text:span><text:span text:style-name="T2">pattern</text:span><text:span text:style-name="T1">”, 0, NULL); // Modify the source’s </text:span><text:span text:style-name="T4">properties</text:span></text:p>
          </draw:text-box>
        </draw:frame>
        <draw:frame draw:style-name="gr25" draw:text-style-name="P5" draw:layer="layout" svg:width="1.778cm" svg:height="0.962cm" svg:x="7.874cm" svg:y="10.668cm">
          <draw:text-box>
            <text:p><text:span text:style-name="T4">src</text:span></text:p>
          </draw:text-box>
        </draw:frame>
        <draw:frame draw:style-name="gr25" draw:text-style-name="P5" draw:layer="layout" svg:width="1.778cm" svg:height="0.962cm" svg:x="10.16cm" svg:y="10.722cm">
          <draw:text-box>
            <text:p><text:span text:style-name="T4">dst</text:span></text:p>
          </draw:text-box>
        </draw:frame>
        <draw:custom-shape draw:style-name="gr26" draw:text-style-name="P6" draw:layer="layout" svg:width="0.508cm" svg:height="2.032cm" svg:x="1.27cm" svg:y="8.8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13" draw:text-style-name="P3" draw:layer="layout" svg:x1="3.048cm" svg:y1="7.366cm" svg:x2="11.684cm" svg:y2="9.144cm">
          <text:p/>
        </draw:line>
        <presentation:notes draw:style-name="dp2">
          <draw:page-thumbnail draw:style-name="gr15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5.222cm" svg:height="0.962cm" svg:x="1.323cm" svg:y="0.508cm">
          <draw:text-box>
            <text:p><text:span text:style-name="T1">// start playing</text:span></text:p>
          </draw:text-box>
        </draw:frame>
        <draw:frame draw:style-name="gr27" draw:text-style-name="P1" draw:layer="layout" svg:width="24.78cm" svg:height="7.361cm" svg:x="1.323cm" svg:y="1.578cm">
          <draw:text-box>
            <text:p><text:span text:style-name="T1">Ret = gst_element_</text:span><text:span text:style-name="T4">set_state</text:span><text:span text:style-name="T1"> (pipeline, GST_STATE_PLAYING );</text:span></text:p>
            <text:p><text:span text:style-name="T1">If( ret == GST_STATE_CHANGE_FAILURE ) {</text:span></text:p>
            <text:p><text:span text:style-name="T1"><text:s text:c="4"/></text:span><text:span text:style-name="T1">Return -1;</text:span></text:p>
            <text:p><text:span text:style-name="T1">}</text:span></text:p>
            <text:p><text:span text:style-name="T1"/></text:p>
            <text:p><text:span text:style-name="T1">// Wait until error or EOS</text:span></text:p>
            <text:p><text:span text:style-name="T1">Bus = gst_element_get_bus (pipeline );</text:span></text:p>
            <text:p><text:span text:style-name="T1">Msg = gst_bus_timed_pop_filtered (bus, GST_CLOCK_TIME_NONE, ERROR, EOS );</text:span></text:p>
            <text:p><text:span text:style-name="T1"/></text:p>
            <text:p><text:span text:style-name="T1">If (msg != NULL)</text:span></text:p>
          </draw:text-box>
        </draw:frame>
        <draw:custom-shape draw:style-name="gr28" draw:text-style-name="P8" draw:layer="layout" svg:width="16.51cm" svg:height="2.491cm" svg:x="2.286cm" svg:y="8.9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81cm" svg:height="1.324cm" svg:x="3.302cm" svg:y="9.852cm">
          <text:p text:style-name="P8">source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81cm" svg:height="1.324cm" svg:x="9.144cm" svg:y="9.852cm">
          <text:p text:style-name="P8">filter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81cm" svg:height="1.324cm" svg:x="14.478cm" svg:y="9.852cm">
          <text:p text:style-name="P8">sink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7.112cm" svg:y1="10.414cm" svg:x2="9.144cm" svg:y2="10.414cm">
          <text:p/>
        </draw:line>
        <draw:line draw:style-name="gr13" draw:text-style-name="P3" draw:layer="layout" svg:x1="12.954cm" svg:y1="10.414cm" svg:x2="14.478cm" svg:y2="10.414cm">
          <text:p/>
        </draw:line>
        <draw:frame draw:style-name="gr1" draw:text-style-name="P1" draw:layer="layout" svg:width="5.222cm" svg:height="0.962cm" svg:x="2.144cm" svg:y="8.939cm">
          <draw:text-box>
            <text:p><text:span text:style-name="T1">pipeline</text:span></text:p>
          </draw:text-box>
        </draw:frame>
        <draw:frame draw:style-name="gr30" draw:text-style-name="P1" draw:layer="layout" svg:width="9.341cm" svg:height="1.673cm" svg:x="18.796cm" svg:y="8.939cm">
          <draw:text-box>
            <text:p><text:span text:style-name="T1">Pipeline</text:span></text:p>
            <text:p><text:span text:style-name="T1">:clocking and message function</text:span></text:p>
          </draw:text-box>
        </draw:frame>
        <draw:frame draw:style-name="gr31" draw:text-style-name="P1" draw:layer="layout" svg:width="11.581cm" svg:height="0.962cm" svg:x="2.286cm" svg:y="11.684cm">
          <draw:text-box>
            <text:p><text:span text:style-name="T1">Switch (GST_MESSAGE_TYPE (msg))</text:span></text:p>
          </draw:text-box>
        </draw:frame>
        <draw:frame draw:style-name="gr32" draw:text-style-name="P1" draw:layer="layout" svg:width="9.777cm" svg:height="0.962cm" svg:x="3.302cm" svg:y="12.646cm">
          <draw:text-box>
            <text:p><text:span text:style-name="T1">Case GST_MESSAGE_ERROR:</text:span></text:p>
          </draw:text-box>
        </draw:frame>
        <draw:frame draw:style-name="gr33" draw:text-style-name="P1" draw:layer="layout" svg:width="8.829cm" svg:height="0.962cm" svg:x="3.363cm" svg:y="14.732cm">
          <draw:text-box>
            <text:p><text:span text:style-name="T1">Case GST_MESSAGE_EOS:</text:span></text:p>
          </draw:text-box>
        </draw:frame>
        <draw:frame draw:style-name="gr34" draw:text-style-name="P1" draw:layer="layout" svg:width="15.298cm" svg:height="0.962cm" svg:x="4.887cm" svg:y="13.516cm">
          <draw:text-box>
            <text:p><text:span text:style-name="T1">gst_message_parse_error( msg, &amp;err, &amp;debug_info )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5" draw:text-style-name="P10" draw:layer="layout" svg:width="21.584cm" svg:height="1.673cm" svg:x="3.054cm" svg:y="0.624cm">
          <draw:text-box>
            <text:p text:style-name="P9"><text:span text:style-name="T7">The ports through which GStreamer elements communicate with each other are called pads (GstPad)</text:span></text:p>
          </draw:text-box>
        </draw:frame>
        <draw:frame draw:style-name="gr35" draw:text-style-name="P10" draw:layer="layout" svg:width="2.286cm" svg:height="1.673cm" svg:x="0.508cm" svg:y="0.624cm">
          <draw:text-box>
            <text:p text:style-name="P9"><text:span text:style-name="T7">pads</text:span></text:p>
          </draw:text-box>
        </draw:frame>
        <draw:custom-shape draw:style-name="gr36" draw:text-style-name="P8" draw:layer="layout" svg:width="4.572cm" svg:height="2.286cm" svg:x="6.35cm" svg:y="3.0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778cm" svg:height="1.27cm" svg:x="6.35cm" svg:y="3.556cm">
          <text:p text:style-name="P8">sink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778cm" svg:height="1.27cm" svg:x="9.144cm" svg:y="3.556cm">
          <text:p text:style-name="P8">src</text:p>
          <draw:enhanced-geometry svg:viewBox="0 0 21600 21600" draw:type="rectangle" draw:enhanced-path="M 0 0 L 21600 0 21600 21600 0 21600 0 0 Z N"/>
        </draw:custom-shape>
        <draw:frame draw:style-name="gr38" draw:text-style-name="P10" draw:layer="layout" svg:width="15.748cm" svg:height="2.551cm" svg:x="11.43cm" svg:y="3.088cm">
          <draw:text-box>
            <text:p text:style-name="P9"><text:span text:style-name="T7">Demuxer </text:span><text:span text:style-name="T7">는 데이터를 받고 </text:span><text:span text:style-name="T7">container </text:span><text:span text:style-name="T7">안에 무엇이 있는지 보기 전까지는 정보를 만들지 못한다</text:span><text:span text:style-name="T7">.</text:span></text:p>
          </draw:text-box>
        </draw:frame>
        <draw:custom-shape draw:style-name="gr36" draw:text-style-name="P8" draw:layer="layout" svg:width="4.572cm" svg:height="2.286cm" svg:x="0.508cm" svg:y="3.0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778cm" svg:height="1.27cm" svg:x="3.302cm" svg:y="3.556cm">
          <text:p text:style-name="P8">src</text:p>
          <draw:enhanced-geometry svg:viewBox="0 0 21600 21600" draw:type="rectangle" draw:enhanced-path="M 0 0 L 21600 0 21600 21600 0 21600 0 0 Z N"/>
        </draw:custom-shape>
        <draw:frame draw:style-name="gr39" draw:text-style-name="P12" draw:layer="layout" svg:width="3.601cm" svg:height="0.962cm" svg:x="0.971cm" svg:y="2.794cm">
          <draw:text-box>
            <text:p>File source</text:p>
          </draw:text-box>
        </draw:frame>
        <draw:frame draw:style-name="gr40" draw:text-style-name="P12" draw:layer="layout" svg:width="2.966cm" svg:height="0.962cm" svg:x="6.858cm" svg:y="2.794cm">
          <draw:text-box>
            <text:p>demuxer</text:p>
          </draw:text-box>
        </draw:frame>
        <draw:line draw:style-name="gr41" draw:text-style-name="P3" draw:layer="layout" svg:x1="5.08cm" svg:y1="4.318cm" svg:x2="6.35cm" svg:y2="4.318cm">
          <text:p/>
        </draw:line>
        <draw:measure draw:style-name="gr42" draw:text-style-name="P8" draw:layer="measurelines" svg:x1="0.508cm" svg:y1="7.096cm" svg:x2="10.922cm" svg:y2="7.096cm">
          <text:p text:style-name="P8">pipeline</text:p>
        </draw:measure>
        <draw:frame draw:style-name="gr43" draw:text-style-name="P10" draw:layer="layout" svg:width="16.256cm" svg:height="5.371cm" svg:x="11.43cm" svg:y="5.069cm">
          <draw:text-box>
            <text:p text:style-name="P9"><text:span text:style-name="T7">Demuxer</text:span><text:span text:style-name="T7">가 </text:span><text:span text:style-name="T7">container</text:span><text:span text:style-name="T7">안에 </text:span><text:span text:style-name="T7">stream </text:span><text:span text:style-name="T7">숫자와 종류에 대한 충분한 정보를 받으면 </text:span><text:span text:style-name="T7">source pads</text:span><text:span text:style-name="T7">를 생성하기 시작한다</text:span><text:span text:style-name="T7">.</text:span></text:p>
            <text:p text:style-name="P9"><text:span text:style-name="T7">우리는 </text:span><text:span text:style-name="T7">pipeline</text:span><text:span text:style-name="T7">만드는 것을 멈추고 그것을 새롭게 추가된 </text:span><text:span text:style-name="T7">demuxer pads</text:span><text:span text:style-name="T7">에 붙일 시점이다</text:span><text:span text:style-name="T7">.</text:span></text:p>
          </draw:text-box>
        </draw:frame>
        <presentation:notes draw:style-name="dp2">
          <draw:page-thumbnail draw:style-name="gr15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4" draw:text-style-name="P12" draw:layer="layout" svg:width="5.938cm" svg:height="0.962cm" svg:x="0.254cm" svg:y="0.254cm">
          <draw:text-box>
            <text:p>Tutorial3. Dynamic </text:p>
          </draw:text-box>
        </draw:frame>
        <draw:frame draw:style-name="gr45" draw:text-style-name="P12" draw:layer="layout" svg:width="8.926cm" svg:height="4.517cm" svg:x="0.254cm" svg:y="1.524cm">
          <draw:text-box>
            <text:p>Typedef struct _CustomData {</text:p>
            <text:p><text:s/><text:tab/>GstElement *pipeline;</text:p>
            <text:p><text:tab/>GstElement *source;</text:p>
            <text:p><text:tab/>GstElement *convert;</text:p>
            <text:p><text:tab/>GstElement *sink;</text:p>
            <text:p>} CustomData;</text:p>
          </draw:text-box>
        </draw:frame>
        <draw:frame draw:style-name="gr46" draw:text-style-name="P12" draw:layer="layout" svg:width="2.758cm" svg:height="0.962cm" svg:x="0.254cm" svg:y="6.405cm">
          <draw:text-box>
            <text:p>Int main</text:p>
          </draw:text-box>
        </draw:frame>
        <draw:frame draw:style-name="gr47" draw:text-style-name="P12" draw:layer="layout" svg:width="11.43cm" svg:height="5.228cm" svg:x="1.524cm" svg:y="7.367cm">
          <draw:text-box>
            <text:p>CustomData data;</text:p>
            <text:p>GstBus *bus;</text:p>
            <text:p>GstMessage *msg;</text:p>
            <text:p>GstStateChangeReturn ret;</text:p>
            <text:p>Gboolean terminate = FALSE;</text:p>
          </draw:text-box>
        </draw:frame>
        <presentation:notes draw:style-name="dp2">
          <draw:page-thumbnail draw:style-name="gr15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8" draw:text-style-name="P12" draw:layer="layout" svg:width="27.492cm" svg:height="3.806cm" svg:x="0.508cm" svg:y="0.36cm">
          <draw:text-box>
            <text:p>gst_init ( );</text:p>
            <text:p>Data.source = gst_element_factory_make(“uridecodebin”, “source”);</text:p>
            <text:p>Data.convert = gst_element_factory_make(“audioconvert”, “convert”);</text:p>
            <text:p>Data.sink = gst_element_factory_make(“autoaudiosink”, “sink”);</text:p>
            <text:p/>
          </draw:text-box>
        </draw:frame>
        <draw:frame draw:style-name="gr48" draw:text-style-name="P12" draw:layer="layout" svg:width="27.492cm" svg:height="3.806cm" svg:x="0.508cm" svg:y="0.36cm">
          <draw:text-box>
            <text:p>gst_init ( );</text:p>
            <text:p>Data.source = gst_element_factory_make(“uridecodebin”, “source”);</text:p>
            <text:p>Data.convert = gst_element_factory_make(“audioconvert”, “convert”);</text:p>
            <text:p>Data.sink = gst_element_factory_make(“autoaudiosink”, “sink”);</text:p>
            <text:p/>
          </draw:text-box>
        </draw:frame>
        <draw:frame draw:style-name="gr48" draw:text-style-name="P12" draw:layer="layout" svg:width="27.492cm" svg:height="3.806cm" svg:x="0.705cm" svg:y="4.068cm">
          <draw:text-box>
            <text:p>Data.pipeline = gst_pipeline_new (“test-pipeline”); <text:s/>// create empty pipeline</text:p>
            <text:p/>
            <text:p>gst_bin_add_many (GST_BIN(data.pipeline), data.source, data.convert, data.sink, NULL); </text:p>
            <text:p/>
            <text:p>gst_element_link (data.convert, data.sink) // we are <text:span text:style-name="T8">NOT linking the source</text:span> at this point</text:p>
          </draw:text-box>
        </draw:frame>
        <draw:frame draw:style-name="gr49" draw:text-style-name="P12" draw:layer="layout" svg:width="27.492cm" svg:height="3.196cm" svg:x="0.677cm" svg:y="8.437cm">
          <draw:text-box>
            <text:p>g_object_set (data.source, “uri”, “https://~~~480p.webm”, NULL);</text:p>
            <text:p/>
            <text:p>g_signal_connect (data.source, “pad-added”, G_CALLBACK ( pad_added_handler), &amp;data );</text:p>
          </draw:text-box>
        </draw:frame>
        <presentation:notes draw:style-name="dp2">
          <draw:page-thumbnail draw:style-name="gr15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ed1c24" draw:fill="none" draw:fill-gradient-name="Gradient_20_2" draw:fill-hatch-name="Hatching_20_1" draw:fill-image-name="Bitmap_20_1"/>
      <style:text-properties fo:background-color="#ed1c24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5:36:24.872259164</meta:creation-date>
    <meta:generator>LibreOffice/6.0.7.3$Linux_X86_64 LibreOffice_project/00m0$Build-3</meta:generator>
    <dc:date>2019-09-04T05:59:45.495077713</dc:date>
    <meta:editing-duration>PT2H25M58S</meta:editing-duration>
    <meta:editing-cycles>88</meta:editing-cycles>
    <meta:document-statistic meta:object-count="98"/>
  </office:meta>
</office:document-meta>
</file>